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140000014B00000118BCCCB584.wmf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 style:punctuation-wrap="simple"/>
    </style:style>
    <style:style style:name="P1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6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7" style:family="text">
      <style:text-properties style:text-position="-20% 61%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3.861cm" svg:x="5.215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 and spectrum</text:p>
              </text:list-item>
              <text:list-item>
                <text:p>Harmonic tracking</text:p>
              </text:list-item>
              <text:list-item>
                <text:p>Harmonic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2.67cm" svg:height="2.461cm" svg:x="5.334cm" svg:y="3.55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4" draw:text-style-name="P7" draw:layer="layout" svg:width="25.399cm" svg:height="18.028cm" svg:x="0.075cm" svg:y="0.756cm">
          <draw:image xlink:href="">
            <text:p/>
          </draw:image>
        </draw:frame>
        <presentation:notes draw:style-name="dp3">
          <draw:frame draw:name="Rectangle 6" presentation:style-name="pr7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 text:style-name="P14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6" draw:text-style-name="P12" draw:layer="layout" svg:width="2.116cm" svg:height="1.503cm" svg:x="6.804cm" svg:y="5.14cm">
          <text:p text:style-name="P11"><text:span text:style-name="T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7" draw:text-style-name="P13" draw:layer="layout" svg:width="1.789cm" svg:height="0.008cm" svg:x="1.4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8" draw:text-style-name="P10" draw:layer="layout" svg:width="1.415cm" svg:height="1.498cm" svg:x="3.268cm" svg:y="5.144cm">
          <text:p text:style-name="P14"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7" draw:text-style-name="P13" draw:layer="layout" svg:width="2.12cm" svg:height="0.001cm" svg:x="4.683cm" svg:y="5.8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7" draw:text-style-name="P13" draw:layer="layout" svg:width="2.398cm" svg:height="0.008cm" svg:x="8.872cm" svg:y="5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7" draw:text-style-name="P13" draw:layer="layout" svg:width="2.398cm" svg:height="0.003cm" svg:x="8.872cm" svg:y="6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6" draw:text-style-name="P12" draw:layer="layout" svg:width="5.529cm" svg:height="1.878cm" svg:x="17.357cm" svg:y="9.524cm">
          <text:p text:style-name="P11"><text:span text:style-name="T5">Sine spectral</text:span></text:p>
          <text:p text:style-name="P11"><text:span text:style-name="T5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7" draw:text-style-name="P13" draw:layer="layout" svg:width="1.146cm" svg:height="0.008cm" draw:transform="rotate (-1.5707963267949) translate (3.96cm 4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6" draw:text-style-name="P12" draw:layer="layout" svg:width="3.884cm" svg:height="2.274cm" svg:x="11.28cm" svg:y="4.699cm">
          <text:p text:style-name="P11"><text:span text:style-name="T5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7" draw:text-style-name="P13" draw:layer="layout" svg:width="2.989cm" svg:height="0.03cm" svg:x="15.156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6" draw:text-style-name="P12" draw:layer="layout" svg:width="3.884cm" svg:height="1.878cm" svg:x="18.106cm" svg:y="4.655cm">
          <text:p text:style-name="P11"><text:span text:style-name="T5">F0</text:span></text:p>
          <text:p text:style-name="P11"><text:span text:style-name="T5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6" draw:text-style-name="P12" draw:layer="layout" svg:width="4.982cm" svg:height="1.313cm" svg:x="17.776cm" svg:y="15.529cm">
          <text:p text:style-name="P11"><text:span text:style-name="T5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7" draw:text-style-name="P13" draw:layer="layout" svg:width="2.942cm" svg:height="0.032cm" draw:transform="rotate (-1.5707963267949) translate (21.114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6" draw:text-style-name="P12" draw:layer="layout" svg:width="2.618cm" svg:height="1.313cm" svg:x="19.221cm" svg:y="12.771cm">
          <text:p text:style-name="P11"><text:span text:style-name="T5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882cm" svg:height="0.811cm" svg:x="3.528cm" svg:y="5.391cm">
          <draw:image xlink:href="Pictures/200000140000014B00000118BCCCB584.wmf" xlink:type="simple" xlink:show="embed" xlink:actuate="onLoad">
            <text:p/>
          </draw:image>
        </draw:frame>
        <draw:frame presentation:style-name="pr3" draw:layer="layout" svg:width="22.859cm" svg:height="3.18cm" svg:x="0.971cm" svg:y="0.259cm" presentation:class="title" presentation:user-transformed="true">
          <draw:text-box>
            <text:p>Harmonic model: system diagram</text:p>
          </draw:text-box>
        </draw:frame>
        <draw:frame draw:style-name="gr9" draw:layer="layout" svg:width="1.526cm" svg:height="0.962cm" svg:x="1.524cm" svg:y="4.842cm">
          <draw:text-box>
            <text:p>x[n]</text:p>
          </draw:text-box>
        </draw:frame>
        <draw:frame draw:style-name="gr9" draw:layer="layout" svg:width="1.666cm" svg:height="0.962cm" svg:x="3.102cm" svg:y="3.01cm">
          <draw:text-box>
            <text:p>w[n]</text:p>
          </draw:text-box>
        </draw:frame>
        <draw:frame draw:style-name="gr9" draw:layer="layout" svg:width="1.984cm" svg:height="0.962cm" svg:x="4.526cm" svg:y="6.266cm">
          <draw:text-box>
            <text:p>xw[n]</text:p>
          </draw:text-box>
        </draw:frame>
        <draw:frame draw:style-name="gr9" draw:layer="layout" svg:width="1.878cm" svg:height="0.962cm" svg:x="20.982cm" svg:y="16.91cm">
          <draw:text-box>
            <text:p>yh[n]</text:p>
          </draw:text-box>
        </draw:frame>
        <draw:custom-shape draw:name="Conector recto de flecha 49" draw:style-name="gr7" draw:text-style-name="P13" draw:layer="layout" svg:width="1.445cm" svg:height="0.008cm" draw:transform="rotate (-1.5707963267949) translate (20.514cm 16.8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7" draw:text-style-name="P13" draw:layer="layout" svg:width="1.445cm" svg:height="0.008cm" draw:transform="rotate (-1.5707963267949) translate (20.514cm 14.0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7" draw:text-style-name="P13" draw:layer="layout" svg:width="1.445cm" svg:height="0.008cm" draw:transform="rotate (-1.5707963267949) translate (20.514cm 11.3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layer="layout" svg:width="2.339cm" svg:height="0.962cm" svg:x="20.982cm" svg:y="14.216cm">
          <draw:text-box>
            <text:p>yhw[n]</text:p>
          </draw:text-box>
        </draw:frame>
        <draw:frame draw:style-name="gr9" draw:layer="layout" svg:width="1.95cm" svg:height="0.962cm" svg:x="20.982cm" svg:y="11.622cm">
          <draw:text-box>
            <text:p>Yh[k]</text:p>
          </draw:text-box>
        </draw:frame>
        <draw:frame draw:style-name="gr9" draw:layer="layout" svg:width="1.924cm" svg:height="0.962cm" svg:x="9cm" svg:y="4.126cm">
          <draw:text-box>
            <text:p>|X[k]|</text:p>
          </draw:text-box>
        </draw:frame>
        <draw:frame draw:style-name="gr9" draw:layer="layout" svg:width="1.967cm" svg:height="0.962cm" svg:x="8.92cm" svg:y="6.666cm">
          <draw:text-box>
            <text:p>&lt;X[k]</text:p>
          </draw:text-box>
        </draw:frame>
        <draw:frame draw:style-name="gr9" draw:layer="layout" svg:width="1.052cm" svg:height="1.036cm" svg:x="15.358cm" svg:y="4.906cm">
          <draw:text-box>
            <text:p>A<text:span text:style-name="T7">r</text:span></text:p>
          </draw:text-box>
        </draw:frame>
        <draw:frame draw:style-name="gr9" draw:layer="layout" svg:width="0.807cm" svg:height="1.036cm" svg:x="16.296cm" svg:y="4.896cm">
          <draw:text-box>
            <text:p>f<text:span text:style-name="T7">r</text:span></text:p>
          </draw:text-box>
        </draw:frame>
        <draw:frame draw:style-name="gr10" draw:layer="layout" svg:width="0.98cm" svg:height="1.036cm" svg:x="17.001cm" svg:y="4.785cm">
          <draw:text-box>
            <text:p>p<text:span text:style-name="T7">r</text:span></text:p>
          </draw:text-box>
        </draw:frame>
        <draw:frame draw:style-name="gr9" draw:layer="layout" svg:width="1.141cm" svg:height="1.036cm" svg:x="21.259cm" svg:y="6.807cm">
          <draw:text-box>
            <text:p>A<text:span text:style-name="T7">h</text:span></text:p>
          </draw:text-box>
        </draw:frame>
        <draw:frame draw:style-name="gr9" draw:layer="layout" svg:width="0.896cm" svg:height="1.036cm" svg:x="22.197cm" svg:y="6.797cm">
          <draw:text-box>
            <text:p>f<text:span text:style-name="T7">h</text:span></text:p>
          </draw:text-box>
        </draw:frame>
        <draw:frame draw:style-name="gr10" draw:layer="layout" svg:width="1.069cm" svg:height="1.036cm" svg:x="22.902cm" svg:y="6.686cm">
          <draw:text-box>
            <text:p>p<text:span text:style-name="T7">h</text:span></text:p>
          </draw:text-box>
        </draw:frame>
        <draw:frame draw:style-name="gr9" draw:layer="layout" svg:width="0.896cm" svg:height="1.036cm" svg:x="17.797cm" svg:y="6.796cm">
          <draw:text-box>
            <text:p>f<text:span text:style-name="T7">0</text:span></text:p>
          </draw:text-box>
        </draw:frame>
        <draw:line draw:style-name="gr11" draw:text-style-name="P7" draw:layer="layout" svg:x1="24.638cm" svg:y1="8.482cm" svg:x2="12.446cm" svg:y2="8.482cm">
          <text:p/>
        </draw:line>
        <draw:custom-shape draw:name="Conector recto de flecha 49" draw:style-name="gr7" draw:text-style-name="P13" draw:layer="layout" svg:width="2.942cm" svg:height="0.032cm" draw:transform="rotate (-1.5707963267949) translate (19.114cm 6.58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layer="layout" svg:width="3.254cm" svg:height="0.962cm" svg:x="13.716cm" svg:y="8.744cm">
          <draw:text-box>
            <text:p>Synthesis</text:p>
          </draw:text-box>
        </draw:frame>
        <draw:frame draw:style-name="gr9" draw:layer="layout" svg:width="2.868cm" svg:height="0.962cm" svg:x="13.716cm" svg:y="7.444cm">
          <draw:text-box>
            <text:p>Analysis</text:p>
          </draw:text-box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4" draw:text-style-name="P15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8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8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6" draw:layer="layout" svg:width="22.859cm" svg:height="11.049cm" svg:x="1.27cm" svg:y="4.457cm" presentation:class="outline" presentation:user-transformed="true">
          <draw:text-box>
            <text:p><text:span text:style-name="T9">All the slides of this presentation are released under an </text:span><text:span text:style-name="T9"><text:a xlink:href="http://creativecommons.org/licenses/by-nc-sa/3.0/es/deed.en" xlink:type="simple">Attribution-Noncommercial-Share Alike license</text:a></text:span><text:span text:style-name="T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5T17:59:34</dc:date>
    <dc:creator>xavier serra</dc:creator>
    <meta:generator>LibreOffice/4.0.6.2$MacOSX_x86 LibreOffice_project/2e2573268451a50806fcd60ae2d9fe01dd0ce24</meta:generator>
    <meta:editing-duration>P4DT22H23M11S</meta:editing-duration>
    <meta:editing-cycles>32</meta:editing-cycles>
    <meta:document-statistic meta:object-count="133"/>
  </office:meta>
</office:document-meta>
</file>

<file path=Object 2/content.xml><?xml version="1.0" encoding="utf-8"?>
<math xmlns="http://www.w3.org/1998/Math/MathML">
  <semantics>
    <mrow>
      <mrow>
        <mi mathvariant="italic">yh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k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 mathvariant="italic">rf</mi>
              <mn>0</mn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h[n] = sum from {r=1} to R A_k[n] cos (2 %pi rf_0[n]n)}</annotation>
  </semantics>
</math>
</file>